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Исторические этапы философии. Античность и средневековье</text:title></text:p>
      <text:p text:style-name="OrgTitle"/>
      <text:p text:style-name="OrgSubtitle"><text:initial-creator>Кормышев Егор ИСиПв-401</text:initial-creator></text:p>
      <text:p text:style-name="OrgSubtitle"/>
      <text:p text:style-name="OrgSubtitle">16.10.2024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Contents_20_1"><text:a xlink:type="simple" xlink:href="#orgb24782e">1. Философия Древнего Китая</text:a></text:p>
          <text:p text:style-name="Contents_20_2"><text:a xlink:type="simple" xlink:href="#orgd323845">1.1. Направления</text:a></text:p>
          <text:p text:style-name="Contents_20_3"><text:a xlink:type="simple" xlink:href="#orgb643d61">1.1.1. Даосизм - определенный путь</text:a></text:p>
          <text:p text:style-name="Contents_20_3"><text:a xlink:type="simple" xlink:href="#orgf081402">1.1.2. Конфуцианство</text:a></text:p>
          <text:p text:style-name="Contents_20_1"><text:a xlink:type="simple" xlink:href="#org618f33c">2. Философия Древней Индии</text:a></text:p>
          <text:p text:style-name="Contents_20_2"><text:a xlink:type="simple" xlink:href="#org19c3689">2.1. Буддизм</text:a></text:p>
          <text:p text:style-name="Contents_20_1"><text:a xlink:type="simple" xlink:href="#org73b94d7">3. Философия Древней Греции</text:a></text:p>
          <text:p text:style-name="Contents_20_2"><text:a xlink:type="simple" xlink:href="#org92e0944">3.1. Условия возникновения</text:a></text:p>
          <text:p text:style-name="Contents_20_2"><text:a xlink:type="simple" xlink:href="#orgb75f73b">3.2. Направления</text:a></text:p>
          <text:p text:style-name="Contents_20_3"><text:a xlink:type="simple" xlink:href="#orgcb640c1">3.2.1. Космоцентризм</text:a></text:p>
          <text:p text:style-name="Contents_20_1"><text:a xlink:type="simple" xlink:href="#org4464327">4. Классическая Философия</text:a></text:p>
          <text:p text:style-name="Contents_20_1"><text:a xlink:type="simple" xlink:href="#org5faf15b">5. Философия средневековья</text:a></text:p>
          <text:p text:style-name="Contents_20_2"><text:a xlink:type="simple" xlink:href="#org5ae9498">5.1. Этапы</text:a></text:p>
          <text:p text:style-name="Contents_20_3"><text:a xlink:type="simple" xlink:href="#org75a4451">5.1.1. Патристика</text:a></text:p>
          <text:p text:style-name="Contents_20_3"><text:a xlink:type="simple" xlink:href="#orga504df6">5.1.2. Схоластика</text:a></text:p>
        </text:index-body>
      </text:table-of-content>
      <text:h text:style-name="Heading_20_1" text:outline-level="1" text:is-list-header="false">
<text:bookmark-start text:name="OrgXref.orgb24782e"/>
<text:bookmark text:name="orgb24782e"/>Философия Древнего Китая
<text:bookmark-end text:name="OrgXref.orgb24782e"/></text:h>
      <text:p text:style-name="Text_20_body"><text:span text:style-name="Bold">Условия существования людей:</text:span>
</text:p>
      <text:list text:style-name="OrgNumberedList" text:continue-numbering="false">
        <text:list-item>
          <text:p text:style-name="Text_20_body">Тяжелые природные условия
</text:p>
        </text:list-item>
        <text:list-item>
          <text:p text:style-name="Text_20_body">Общинный строй, коллективизм
</text:p>
        </text:list-item>
        <text:list-item>
          <text:p text:style-name="Text_20_body">Деспотичная власть правителя
</text:p>
        </text:list-item>
        <text:list-item>
          <text:p text:style-name="Text_20_body">Суровые законы
</text:p>
        </text:list-item>
        <text:list-item>
          <text:p text:style-name="Text_20_body">Патриархальность
</text:p>
        </text:list-item>
      </text:list>
      <text:h text:style-name="Heading_20_2" text:outline-level="2" text:is-list-header="false">
<text:bookmark-start text:name="OrgXref.orgd323845"/>
<text:bookmark text:name="orgd323845"/>Направления
<text:bookmark-end text:name="OrgXref.orgd323845"/></text:h>
      <text:h text:style-name="Heading_20_3" text:outline-level="3" text:is-list-header="false">
<text:bookmark-start text:name="OrgXref.orgb643d61"/>
<text:bookmark text:name="orgb643d61"/>Даосизм - определенный путь
<text:bookmark-end text:name="OrgXref.orgb643d61"/></text:h>
      <text:p text:style-name="Text_20_body">Ничего не делать. Плыть по течению <text:line-break/><text:span text:style-name="Bold">Дао</text:span> - искать дело, к которому лежит душа; обладает противоречивыми свойствами
</text:p>
      <text:h text:style-name="Heading_20_3" text:outline-level="3" text:is-list-header="false">
<text:bookmark-start text:name="OrgXref.orgf081402"/>
<text:bookmark text:name="orgf081402"/>Конфуцианство
<text:bookmark-end text:name="OrgXref.orgf081402"/></text:h>
      <text:p text:style-name="Text_20_body">Конфуций считал, что верховной силой является небо, которое следит за порядком вещей <text:line-break/>Для того, чтобы в обществе был порядок, каждый должен соответствовать своему месту <text:line-break/><text:span text:style-name="Bold">Благородный муж</text:span> - способность помогать другим и не приносить зла
</text:p>
      <text:h text:style-name="Heading_20_1" text:outline-level="1" text:is-list-header="false">
<text:bookmark-start text:name="OrgXref.org618f33c"/>
<text:bookmark text:name="org618f33c"/>Философия Древней Индии
<text:bookmark-end text:name="OrgXref.org618f33c"/></text:h>
      <text:h text:style-name="Heading_20_2" text:outline-level="2" text:is-list-header="false">
<text:bookmark-start text:name="OrgXref.org19c3689"/>
<text:bookmark text:name="org19c3689"/>Буддизм
<text:bookmark-end text:name="OrgXref.org19c3689"/></text:h>
      <text:list text:style-name="OrgNumberedList" text:continue-numbering="false">
        <text:list-item>
          <text:p text:style-name="Text_20_body">Жизнь есть страдания
</text:p>
        </text:list-item>
        <text:list-item>
          <text:p text:style-name="Text_20_body">Источником наших страданий являются наши желания
</text:p>
        </text:list-item>
        <text:list-item>
          <text:p text:style-name="Text_20_body">Чтобы избавится от страданий, нужно отказаться от желаний
</text:p>
        </text:list-item>
        <text:list-item>
          <text:p text:style-name="Text_20_body">Выбор срединного пути
</text:p>
        </text:list-item>
      </text:list>
      <text:h text:style-name="Heading_20_1" text:outline-level="1" text:is-list-header="false">
<text:bookmark-start text:name="OrgXref.org73b94d7"/>
<text:bookmark text:name="org73b94d7"/>Философия Древней Греции
<text:bookmark-end text:name="OrgXref.org73b94d7"/></text:h>
      <text:h text:style-name="Heading_20_2" text:outline-level="2" text:is-list-header="false">
<text:bookmark-start text:name="OrgXref.org92e0944"/>
<text:bookmark text:name="org92e0944"/>Условия возникновения
<text:bookmark-end text:name="OrgXref.org92e0944"/></text:h>
      <text:list text:style-name="OrgNumberedList" text:continue-numbering="false">
        <text:list-item>
          <text:p text:style-name="Text_20_body">Существование индивидуального труда
</text:p>
        </text:list-item>
        <text:list-item>
          <text:p text:style-name="Text_20_body">Формирование института частной собственности
</text:p>
        </text:list-item>
        <text:list-item>
          <text:p text:style-name="Text_20_body">Государство представляло собой совокупность автономных городов (полисы)
</text:p>
        </text:list-item>
      </text:list>
      <text:h text:style-name="Heading_20_2" text:outline-level="2" text:is-list-header="false">
<text:bookmark-start text:name="OrgXref.orgb75f73b"/>
<text:bookmark text:name="orgb75f73b"/>Направления
<text:bookmark-end text:name="OrgXref.orgb75f73b"/></text:h>
      <text:h text:style-name="Heading_20_3" text:outline-level="3" text:is-list-header="false">
<text:bookmark-start text:name="OrgXref.orgcb640c1"/>
<text:bookmark text:name="orgcb640c1"/>Космоцентризм
<text:bookmark-end text:name="OrgXref.orgcb640c1"/></text:h>
      <text:p text:style-name="Text_20_body">Мир - одухотворенный космос <text:line-break/>Поиск первоначала
</text:p>
      <text:h text:style-name="Heading_20_1" text:outline-level="1" text:is-list-header="false">
<text:bookmark-start text:name="OrgXref.org4464327"/>
<text:bookmark text:name="org4464327"/>Классическая Философия
<text:bookmark-end text:name="OrgXref.org4464327"/></text:h>
      <text:p text:style-name="Text_20_body">Сократ (V век до н.э.) - первым обратился к познанию человека
</text:p>
      <text:p text:style-name="Text_20_body">Выделял 3 добродетели в человеке:
</text:p>
      <text:list text:style-name="OrgNumberedList" text:continue-numbering="false">
        <text:list-item>
          <text:p text:style-name="Text_20_body">Умеренность - как умерить эмоции
</text:p>
        </text:list-item>
        <text:list-item>
          <text:p text:style-name="Text_20_body">Храбрость - как преодолевать опасность
</text:p>
        </text:list-item>
        <text:list-item>
          <text:p text:style-name="Text_20_body">Справедливость - как соблюдать законы божественные и человеческие
</text:p>
        </text:list-item>
      </text:list>
      <text:p text:style-name="Text_20_body"><text:span text:style-name="Bold">Типы государства по Сократу:</text:span>
</text:p>
      <text:list text:style-name="OrgNumberedList" text:continue-numbering="false">
        <text:list-item>
          <text:p text:style-name="Text_20_body">Монархия - царство
</text:p>
        </text:list-item>
        <text:list-item>
          <text:p text:style-name="Text_20_body">Тирания
</text:p>
        </text:list-item>
        <text:list-item>
          <text:p text:style-name="Text_20_body">Аристократия
</text:p>
        </text:list-item>
        <text:list-item>
          <text:p text:style-name="Text_20_body">Плутократия - богатые
</text:p>
        </text:list-item>
        <text:list-item>
          <text:p text:style-name="Text_20_body">Демократия
</text:p>
        </text:list-item>
      </text:list>
      <text:p text:style-name="Text_20_body"><text:span text:style-name="Bold">Платон (Аристокл)</text:span> - учение об идеях, все имеет свою идею, реальные вещи - отпечаток этих идей
</text:p>
      <text:p text:style-name="Text_20_body">Учения Платона об идеальном государстве:
</text:p>
      <text:p text:style-name="Text_20_body">3 Качества: <text:line-break/></text:p>
      <text:list text:style-name="OrgNumberedList" text:continue-numbering="false">
        <text:list-item>
          <text:p text:style-name="Text_20_body">Страсть - земледелие или ремесло
</text:p>
        </text:list-item>
        <text:list-item>
          <text:p text:style-name="Text_20_body">Мужество - военное дело
</text:p>
        </text:list-item>
        <text:list-item>
          <text:p text:style-name="Text_20_body">Мудрость - управление политической жизнью
</text:p>
        </text:list-item>
      </text:list>
      <text:p text:style-name="Text_20_body"><text:span text:style-name="Bold">Аристотель</text:span> - сущность вещей не в идеях, а в самих вещах
</text:p>
      <text:p text:style-name="Text_20_body">Формы государства по Аристотелю:
</text:p>
      <text:list text:style-name="OrgNumberedList" text:continue-numbering="false">
        <text:list-item>
          <text:p text:style-name="Text_20_body">Власть одного - монархия (совершенный вид), тирания (несовершенный вид)
</text:p>
        </text:list-item>
        <text:list-item>
          <text:p text:style-name="Text_20_body">Власть группы - аристократия (совершенный вид), олигархия (несовершенный вид)
</text:p>
        </text:list-item>
        <text:list-item>
          <text:p text:style-name="Text_20_body">Власть всех - полития (совершенный вид), демократия (несовершенный вид)
</text:p>
        </text:list-item>
      </text:list>
      <text:h text:style-name="Heading_20_1" text:outline-level="1" text:is-list-header="false">
<text:bookmark-start text:name="OrgXref.org5faf15b"/>
<text:bookmark text:name="org5faf15b"/>Философия средневековья
<text:bookmark-end text:name="OrgXref.org5faf15b"/></text:h>
      <text:list text:style-name="OrgNumberedList" text:continue-numbering="false">
        <text:list-item>
          <text:p text:style-name="Text_20_body">Создание новых государств
</text:p>
        </text:list-item>
        <text:list-item>
          <text:p text:style-name="Text_20_body">Для поддержания авторитета власти используется религия
</text:p>
        </text:list-item>
        <text:list-item>
          <text:p text:style-name="Text_20_body">Теоцентризм - главная черта философии
</text:p>
        </text:list-item>
      </text:list>
      <text:h text:style-name="Heading_20_2" text:outline-level="2" text:is-list-header="false">
<text:bookmark-start text:name="OrgXref.org5ae9498"/>
<text:bookmark text:name="org5ae9498"/>Этапы
<text:bookmark-end text:name="OrgXref.org5ae9498"/></text:h>
      <text:h text:style-name="Heading_20_3" text:outline-level="3" text:is-list-header="false">
<text:bookmark-start text:name="OrgXref.org75a4451"/>
<text:bookmark text:name="org75a4451"/>Патристика
<text:bookmark-end text:name="OrgXref.org75a4451"/></text:h>
      <text:p text:style-name="Text_20_body">Учение отцов церкви, стремление перевести вероучение на язык философии (представитель - <text:span text:style-name="Bold">Августин Блаженный</text:span>)
</text:p>
      <text:p text:style-name="Text_20_body">Учения Августина Блаженного:
</text:p>
      <text:p text:style-name="Text_20_body">Бог - начало и конец всего сущего <text:line-break/>Смысл жизни - познание Бога и служение ему <text:line-break/>Человек поступает по доброму, когда идет по пути Божьему
</text:p>
      <text:h text:style-name="Heading_20_3" text:outline-level="3" text:is-list-header="false">
<text:bookmark-start text:name="OrgXref.orga504df6"/>
<text:bookmark text:name="orga504df6"/>Схоластика
<text:bookmark-end text:name="OrgXref.orga504df6"/></text:h>
      <text:p text:style-name="Text_20_body">Учебная философия - перевод на школьный язык
<text:span text:style-name="Bold">Фома Аквинский</text:span> - придумал 5 доказательств существования Бога:
</text:p>
      <text:list text:style-name="OrgNumberedList" text:continue-numbering="false">
        <text:list-item>
          <text:p text:style-name="Text_20_body">Все, что движется, имеет причину своего движения
</text:p>
        </text:list-item>
        <text:list-item>
          <text:p text:style-name="Text_20_body">В мире все обусловленноч
</text:p>
        </text:list-item>
        <text:list-item>
          <text:p text:style-name="Text_20_body">Развитие мира - закономерный процесс
</text:p>
        </text:list-item>
        <text:list-item>
          <text:p text:style-name="Text_20_body">Совершенство окружающего мира
</text:p>
        </text:list-item>
        <text:list-item>
          <text:p text:style-name="Text_20_body">Наличие в мире целесообразности и согласованности всего и вся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Кормышев Егор ИСиПв-401</dc:creator>
    <meta:initial-creator>Кормышев Егор ИСиПв-401</meta:initial-creator>
    <dc:date>2024-10-18T17:32:30</dc:date>
    <meta:creation-date>2024-10-18T17:32:30</meta:creation-date>
    <meta:generator>Emacs 29.4 (Org mode 9.8-pre)</meta:generator>
    <meta:keyword/>
    <dc:subject/>
    <dc:title>Исторические этапы философии. Античность и средневековье</dc:title>
  </office:meta>
</office:document-meta>
</file>